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 style:family="paragraph" style:parent-style-name="Text_20_body">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ize="12pt" fo:font-weight="normal" style:font-size-asian="12pt" style:font-weight-asian="normal" style:font-size-complex="12pt" style:font-weight-complex="normal"/>
    </style:style>
    <style:style style:name="P5" style:family="paragraph" style:parent-style-name="Text_20_body">
      <style:text-properties style:font-name="Liberation Serif" fo:font-size="12pt" style:text-underline-style="none" fo:font-weight="normal"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7"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8" style:family="paragraph" style:parent-style-name="Text_20_body">
      <style:paragraph-properties fo:text-align="center" style:justify-single-word="false"/>
      <style:text-properties style:font-name="Liberation Serif"/>
    </style:style>
    <style:style style:name="P9" style:family="paragraph" style:parent-style-name="Text_20_body">
      <style:paragraph-properties fo:text-align="start" style:justify-single-word="false"/>
      <style:text-properties style:font-name="Liberation Serif" fo:font-weight="bold" style:font-weight-asian="bold" style:font-weight-complex="bold"/>
    </style:style>
    <style:style style:name="P10"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style:font-name="Liberation Serif" fo:font-size="14pt" style:font-size-asian="12.25pt" style:font-size-complex="14pt"/>
    </style:style>
    <style:style style:name="P13" style:family="paragraph" style:parent-style-name="Text_20_body">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14" style:family="paragraph" style:parent-style-name="Text_20_body">
      <style:text-properties fo:color="#eb613d" style:font-name="Liberation Serif"/>
    </style:style>
    <style:style style:name="P15" style:family="paragraph" style:parent-style-name="Heading_20_3">
      <style:paragraph-properties fo:text-align="center" style:justify-single-word="false"/>
      <style:text-properties style:font-name="Liberation Serif" fo:font-size="18pt" style:font-size-asian="18pt" style:font-size-complex="18pt"/>
    </style:style>
    <style:style style:name="P16" style:family="paragraph" style:parent-style-name="Text_20_body" style:list-style-name="L1">
      <style:paragraph-properties fo:text-align="start" style:justify-single-word="false"/>
      <style:text-properties style:font-name="Liberation Serif"/>
    </style:style>
    <style:style style:name="P17" style:family="paragraph" style:parent-style-name="Text_20_body" style:list-style-name="L1">
      <style:text-properties style:font-name="Liberation Serif"/>
    </style:style>
    <style:style style:name="P18" style:family="paragraph" style:parent-style-name="Text_20_body">
      <style:text-properties style:font-name="Liberation Serif" fo:font-size="12pt" style:text-underline-style="none" fo:font-weight="normal" style:font-size-asian="10.5pt" style:font-weight-asian="normal" style:font-size-complex="12pt" style:font-weight-complex="normal"/>
    </style:style>
    <style:style style:name="P19" style:family="paragraph" style:parent-style-name="Text_20_body" style:list-style-name="L2"/>
    <style:style style:name="P20" style:family="paragraph" style:parent-style-name="Text_20_body" style:list-style-name="L2">
      <style:text-properties fo:font-variant="normal" fo:text-transform="none" fo:color="#eb613d" style:font-name="Liberation Serif" fo:font-size="12pt" fo:letter-spacing="normal" fo:font-style="normal" fo:font-weight="normal" style:font-size-asian="12pt" style:font-weight-asian="normal" style:font-size-complex="12pt" style:font-weight-complex="normal"/>
    </style:style>
    <style:style style:name="P21" style:family="paragraph" style:parent-style-name="Text_20_body" style:list-style-name="L2">
      <style:text-properties fo:font-variant="normal" fo:text-transform="none" fo:color="#eb613d" style:font-name="Liberation Serif" fo:font-size="12pt" fo:letter-spacing="normal" fo:font-style="normal" fo:font-weight="normal" style:font-size-asian="12pt" style:font-size-complex="12pt"/>
    </style:style>
    <style:style style:name="P22" style:family="paragraph" style:parent-style-name="Text_20_body" style:list-style-name="L2">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3" style:family="paragraph" style:parent-style-name="Text_20_body" style:list-style-name="L2">
      <style:text-properties fo:font-variant="normal" fo:text-transform="none" fo:color="#000000" style:font-name="Liberation Serif" fo:font-size="12pt" fo:letter-spacing="normal" fo:font-style="normal" fo:font-weight="normal"/>
    </style:style>
    <style:style style:name="P24" style:family="paragraph" style:parent-style-name="Text_20_body" style:list-style-name="L1">
      <style:paragraph-properties fo:margin-top="0cm" fo:margin-bottom="0cm"/>
      <style:text-properties style:font-name="Liberation Serif"/>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style:font-size-asian="12pt"/>
    </style:style>
    <style:style style:name="T10" style:family="text">
      <style:text-properties style:font-size-asian="12pt" style:font-weight-asian="normal" style:font-size-complex="12pt" style:font-weight-complex="normal"/>
    </style:style>
    <style:style style:name="T11" style:family="text">
      <style:text-properties fo:color="#eb613d"/>
    </style:style>
    <style:style style:name="T12" style:family="text">
      <style:text-properties fo:color="#eb613d" style:font-size-asian="12pt" style:font-size-complex="12pt"/>
    </style:style>
    <style:style style:name="T1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 style:family="text">
      <style:text-properties style:font-name="Liberation Serif"/>
    </style:style>
    <style:style style:name="T16" style:family="text">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T17" style:family="text">
      <style:text-properties style:font-name="Liberation Serif"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A">
        <style:list-level-properties text:space-before="2.494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text:bookmark text:name="section-101.1"/>101.1 Determine and configure hardware settings</text:h>
      <text:p text:style-name="P8"/>
      <text:p text:style-name="P9">Determine and configure fundamental system hardware. This task covers integrated and external peripherals, coldplug and hotplug devices, and different kinds of mass storage devices. Tools related to devices, including USB devices, setting IDs, especially for booting, and low-level facilities such as sysfs, udev, hald, and dbus, are also covered.</text:p>
      <text:p text:style-name="P3"><text:line-break/>This first chapter of the LPIC-1 exam can't start without talking first about the BIOS of a computer.<text:line-break/>This is where all start and we will see what it is for and why it is important.<text:line-break/><text:span text:style-name="T7">BIOS (Basic Input/Output System)</text:span> : The BIOS is a firmware responsible for the initialisation of the hardware and to seek for an operating system to boot properly. The main function of the BIOS will be to check the hardware (memory, devices etc …). It will be possible to configure the hardware and the system's settings in accessing the BIOS by pressing a specific key (usually DEL or F2). Then, once the hardware is set, the BIOS will look for a bootable disk. The BIOS will look<text:line-break/>for a boot sector, usually the first sector of a drive, and execute its code to boot.<text:line-break/><text:span text:style-name="T7">EFI (Extensible Firmware Interface) and UEFI (Unified EFI)</text:span> : Early 2011, those have become the new standard firmware for motherboards. They provide more functionalities and offer a better GUI rather than BIOSs and some EFIs textual interfaces.<text:line-break/>From those interfaces, it is possible to enable/disable a set of options/settings, but also some hardware. Unlike the BIOS, the EFI/UEFI firmwares will generally look for a boot loader, which is a file located in a filesystem, in a specific partition (EFI System Partition – ESP).</text:p>
      <text:p text:style-name="P3"/>
      <text:p text:style-name="P3"><text:span text:style-name="T8">Disk anatomy, CHS and LBA</text:span><text:line-break/>Some old BIOS require users to specify the CHS disk geometry <text:s/>= cylinder/head/sector.<text:line-break/>A hard disk is usually a set of platters which will rotate thanks to the spindle.<text:line-break/>Each platter will have 2 sides and will have 2 heads on its own to read and write data.<text:line-break/>So, a 4 platter disk will have 8 heads.<text:line-break/>Those heads will move through the disk thanks to movable arms.<text:line-break/>Each platter consists in cylinders (or tacks), and each cylinder will be made of sectors.<text:line-break/>It is possible to check the amount of sectors and cylinders/tracks on a disk with the fdisk -l tool.<text:line-break/>But CHS has limitations and never displays the proper amount of CHS with more recent and bigger disks.<text:line-break/>LBA – Logical Block Addressing is another method to cope with CHS, instead of accessing a sector<text:line-break/>by its cylinder and head, LBA will attribute each sector a unique number.<text:line-break/></text:p>
      <text:p text:style-name="P3">Then, another important information to retain is how the system keeps in memory the current time and date.</text:p>
      <text:p text:style-name="P3"><text:span text:style-name="T7">Date and Time</text:span> : Those settings are kept in the BIOS (thanks to the CR2032 battery on the motherboard) but the OS can define the time as well, most precisely with an NTPD server (Network Time Protocol) which is used to synchronise the time of a computer.<text:line-break/></text:p>
      <text:p text:style-name="P3">Then, the main role of the BIOS is to check the hardware that the computer is composed of. The hardware will mainly be the boot devices and disks.<text:tab/></text:p>
      <text:p text:style-name="P3"><text:span text:style-name="T7">Disk and Boot Devices</text:span> : Newer BIOS are able to automatically detect and configure boot devices but older ones might need manual configuration (floppy sizes or disk drive parameters).<text:line-break/>The three main boot device types are : Hard-drive, CD-ROM drives and floppy. The boot device priority is set in the BIOS and can be modified. Once all of the drives initialised, the BIOS will look <text:soft-page-break/>for an OS or a boot loader (LILO, GRUB for example) to boot properly.</text:p>
      <text:p text:style-name="P3"/>
      <text:p text:style-name="P3">Let's first have a look at the folder (or here the filesystem) which is responsible for listing and referencing all the hardware of the current machine.</text:p>
      <text:p text:style-name="P3"/>
      <text:p text:style-name="P10">/proc</text:p>
      <text:p text:style-name="P5">The /proc directory is a virtual filesystem which contains all of the resources used by the existing devices (hardware and processes). This is the kernel's status repository. There are different dynamic files which give useful information about the devices and the various system's resources :</text:p>
      <text:p text:style-name="P5"/>
      <text:p text:style-name="P5"><text:tab/>/<text:span text:style-name="T7">proc/interrupts</text:span> : The interrupts (IRQ – interruption request) are representing each signal <text:tab/>that a hardware (keyboard, drive etc ….) requires and sends to the processor in order to <text:tab/>keep its attention. The device sends an IRQ on the PIC (Programmable Interrupt Controller) <text:tab/>which will send the request to the CPU, then to the OS and then return the result. Of course, <text:tab/>it would be possible to manage each call synchronously, but the other actions wouldn't be <text:tab/>processed on time (waiting for a drive to read from a CD-ROM for example). Each interrupt <text:tab/>is managed differently and, once a signal is sent, the processor temporarily stops the current <text:tab/>running instruction and executes a specific programme called an interrupt handler in order <text:tab/>to process the signal requested by the hardware. Once the interrupt is done, the system is <text:tab/>going back to the instruction that it was processing before it was stopped.</text:p>
      <text:p text:style-name="P5"><text:tab/>There are 4 columns once we display the /proc/interrupts file : the IRQ channel, the number <text:tab/>of interruptions, the type of interrupt and the device/driver using it.<text:line-break/><text:tab/>Most of the time, the IRQ 0 is the system's timer, then the number 1 is the keyboard.</text:p>
      <text:p text:style-name="P5"><text:tab/>Basically, there are 2 PIC (Programmable Interrupts Controllers which handle the interrupts <text:tab/>on their own before sending them to the CPU), the first (master) has IRQs from 0 to 7 and <text:line-break/><text:tab/>the second one (slave) from 8 to 15. The IRQ9 sends everything to the IRQ2, its a bridge. <text:line-break/><text:tab/>Then, the Interrupt handler, from the OS, can intercept IRQs and the specified data, flags etc <text:tab/>… Even nowadays, new configurations use APIC (a for Advanced) which can handle up to <text:tab/>255 physical devices. Newer systems for x86/x86_64 can handle more IRQs (40, 47 etc …).<text:line-break/><text:tab/>IRQs should not be shared between devices, even if PCI makes it easier nowadays.<text:line-break/></text:p>
      <text:p text:style-name="P5"><text:tab/><text:span text:style-name="T7">/proc/ioports</text:span> : I/O addresses are unique addresses in memory in order to allow the CPU to <text:line-break/><text:tab/>communicates with the specific hardware.The other way around, the CPU communicates to <text:line-break/><text:tab/>the device through IO ports. Like IRQs, the addresses should not be shared. They are unique <text:tab/>locations in memory that are reserved for communication between the cpu and a physical <text:line-break/><text:tab/>hardware. Here, the CPU mediates the transfering data between the device and the RAM <text:line-break/><text:tab/>memory.<text:line-break/><text:line-break/><text:tab/>/<text:span text:style-name="T7">proc/dma</text:span> : This file will list all of the hardware using the DMA, Direct Memory Access.<text:line-break/> <text:tab/>This is an alternative method of communication to I/O ports. Hardware that can directly <text:line-break/><text:tab/>access the memory for performance purposes, instead of passing first by the CPU (DMA for <text:line-break/><text:tab/>devices requiring a lot of data and interrupts). The DMA channel 4 is used to cascade the <text:line-break/><text:tab/>both DMA chips as the 8 channels are made from 2 chips. Used by fewer hardware and then <text:line-break/><text:tab/>has fewer channels than interruptions (IRQs). DMA is for ISA components. Same as IRQs<text:line-break/><text:tab/>and I/O Ports, the DMA channels should not be shared by devices.<text:line-break/></text:p>
      <text:p text:style-name="P5"/>
      <text:p text:style-name="P10"><text:soft-page-break/>/sys</text:p>
      <text:p text:style-name="P1"><text:tab/>sysfs : RAM-based virtual filesystem that store information about the devices that user <text:line-break/><text:tab/>utilities can access to, this one is mounted on /sys : show available hardware and attributes</text:p>
      <text:p text:style-name="P6"><text:tab/>of the modules/drivers : mount -t sysfs sysfs /sys</text:p>
      <text:p text:style-name="P10">/dev</text:p>
      <text:p text:style-name="P5"><text:tab/>udev : linux dynamic device management, mounted on /dev (virtual fs) – creates dynamic <text:line-break/><text:tab/>devices files as modules are loaded/unloaded and devices pluggedin/pluggedout<text:line-break/><text:tab/>configure in /etc/udev</text:p>
      <text:p text:style-name="P5"/>
      <text:p text:style-name="P5">HAL, DBUS and UDEV help understanding hotplug devices and learning about them, including receiving notifications when the hardware configuration changes.<text:line-break/><text:line-break/>PnP = Plug and Play = automatic configuration of the device when plugged</text:p>
      <text:p text:style-name="P5"/>
      <text:p text:style-name="P10">lsmod<text:line-break/><text:span text:style-name="T1"><text:tab/>This tool lists lists currently loaded modules on the system. Kernel drivers are independent <text:line-break/><text:tab/>files located in /lib/modules and are made to handle hardware.<text:line-break/><text:tab/>They can be activated by loading a driver and disabled by unloading a driver.<text:line-break/><text:tab/>It uses /proc/modules.</text:span></text:p>
      <text:p text:style-name="P5"/>
      <text:p text:style-name="P10">lsusb (hotplug devices)</text:p>
      <text:p text:style-name="P5"><text:tab/>USB Topology : Universal Serial Bus, hotplug devices<text:line-break/><text:tab/>USB : hardware port and protocol</text:p>
      <text:p text:style-name="P5"><text:tab/>lsusb : displays how usb devices are physically attached to a Linux system</text:p>
      <text:p text:style-name="P5"><text:tab/>lsusb -t : displays tree of usb devices/buses<text:line-break/><text:tab/>lsusb -s bus:devnum</text:p>
      <text:p text:style-name="P5"><text:tab/>lsusb -v : verbose mode dispays more information<text:line-break/><text:tab/>-V or –version : display version of lsusb</text:p>
      <text:p text:style-name="P5"><text:tab/></text:p>
      <text:p text:style-name="P5"><text:tab/>USB Controllers : OHCI &amp; UHCI : USB 1.1<text:line-break/><text:tab/><text:tab/><text:tab/> <text:s text:c="5"/>EHCI : USB 2.0</text:p>
      <text:p text:style-name="P5"><text:tab/>USB Devices : Human Interface Device : mice, keyboards etc …</text:p>
      <text:p text:style-name="P5"><text:tab/><text:tab/><text:tab/>Communication devices : Modems</text:p>
      <text:p text:style-name="P5"><text:tab/><text:tab/><text:tab/>Mass Storage Devices : disks devices, flash readers etc …</text:p>
      <text:p text:style-name="P5"><text:tab/><text:tab/><text:tab/>Audio</text:p>
      <text:p text:style-name="P5"><text:tab/><text:tab/><text:tab/>IrDa : infrared</text:p>
      <text:p text:style-name="P5"><text:tab/><text:tab/><text:tab/>Printer<text:line-break/><text:tab/>USB information in /proc/bus/usb</text:p>
      <text:p text:style-name="P5"/>
      <text:p text:style-name="P5"><text:tab/>USB Drivers : </text:p>
      <text:p text:style-name="P5"><text:tab/><text:tab/>/proc/modules = lsmod = show statuses of currently loaded modules in kernel</text:p>
      <text:p text:style-name="P5"><text:soft-page-break/><text:tab/>USB hotplug : /sbin/hotplug manages hotplug devices</text:p>
      <text:p text:style-name="P5"><text:tab/></text:p>
      <text:p text:style-name="P5">Reporting and getting info about hardware :</text:p>
      <text:p text:style-name="P5"><text:tab/>lsdev : displays info about IRQs channels, DMA channels and I/O memory addresses all <text:tab/>together</text:p>
      <text:p text:style-name="P10"/>
      <text:p text:style-name="P10">modprobe</text:p>
      <text:p text:style-name="P7"><text:tab/>The modules are in /lib/modules and modprobe relies on /etc/modprobe.d or modprobe.conf<text:line-break/></text:p>
      <text:p text:style-name="P5"><text:tab/>insmod : insert a module in the kernel (check with echo $? for result) (better to use <text:line-break/><text:tab/>modprobe because insmod doesnt automatically load dependencies)<text:line-break/><text:tab/>requires the full path of the module /lib/modules/xxxx/kernel etc …<text:line-break/><text:tab/>example : insmod /lib/modules/2.6.26/kernel/drivers/block/floppy.ko </text:p>
      <text:p text:style-name="P5"/>
      <text:p text:style-name="P5"><text:tab/>rmmod : remove a module from the kernel, will fail if module is loaded or referenced by <text:tab/>another one <text:s/>(check with echo $? for result) (better to use modprobe -r)<text:line-break/><text:tab/>rmmod floppy (takes filename instead of full path)<text:line-break/><text:tab/>-v or –verbose : more info<text:line-break/><text:tab/>-f or –force : force removal<text:line-break/><text:tab/>-w or –wait : wait for module to be unsed<text:line-break/></text:p>
      <text:p text:style-name="P5"><text:tab/>modinfo : displays info for a specified module, path, author name etc …<text:line-break/><text:line-break/><text:tab/><text:span text:style-name="T9">modprobe -C : load a new configuration file for modprobe<text:line-break/><text:tab/>example : modprobe -C /etc/mymodprobe.conf floppy <text:line-break/><text:tab/></text:span>modprobe : adds modules with prerequistes and dependencies, can also remove modules -r</text:p>
      <text:p text:style-name="P5"><text:tab/>determines prerequisites relationships from the top of the file <text:line-break/><text:tab/>/lib/modules/xxxx/modules.dep<text:line-break/><text:tab/>-v or –verbose : displays what modprobe is doing*</text:p>
      <text:p text:style-name="P5"><text:tab/>-n or –dry-run : checks what modprobe would do without loading module (debug)<text:line-break/><text:tab/>-r or --remove : remove modules<text:line-break/><text:tab/>-f or –force : forces kernel to load module (version issues)<text:line-break/><text:tab/>--show-depends : show module dependencies<text:line-break/><text:tab/>-l or –list : shows list of available modules<text:line-break/><text:tab/>example : modprobe -l v* (displays modules available starting by v)</text:p>
      <text:p text:style-name="P5"/>
      <text:p text:style-name="P10">lspci (cold plug devices)</text:p>
      <text:p text:style-name="P12"><text:tab/>L<text:span text:style-name="T1">ists all of the PCI devices of the computer.<text:line-break/><text:tab/>-v, -vv, -vvv : verbose<text:line-break/><text:tab/>-t : tree relationship</text:span></text:p>
      <text:p text:style-name="P11">setpci</text:p>
      <text:p text:style-name="P6"><text:tab/>Tool to configure pci devices.</text:p>
      <text:p text:style-name="P6"/>
      <text:p text:style-name="P11"><text:soft-page-break/>Hald (HAL Daemon)</text:p>
      <text:p text:style-name="P6"><text:tab/>This daemon is called the Hardware Abstraction Layer. Daemon that maintains a realtime database of connected devices and provides tools/user utilities with information about the hardware.</text:p>
      <text:p text:style-name="P11">D-Bus</text:p>
      <text:p text:style-name="P13"><text:span text:style-name="T5"><text:tab/></text:span><text:span text:style-name="T2">System message bus which is called the Desktop Bus has to discover, monitor and invoke operations on devices like HAL. It's a daemon as well and enables processes to communicate with each others. HAL is a project based on DBUS and DBUS handles events such as “a new hardware has been detected”.</text:span></text:p>
      <text:p text:style-name="P6"/>
      <text:p text:style-name="P13"><text:span text:style-name="T6">Device Management Definition</text:span><text:span text:style-name="T5"><text:line-break/><text:tab/><text:line-break/><text:tab/></text:span><text:span text:style-name="T1">hotplug &lt;&gt; coldplug = ability to plug/unplug hardware from computer without shutting it <text:line-break/><text:tab/>down<text:line-break/><text:line-break/></text:span><text:span text:style-name="T6">Hard disks principles</text:span><text:span text:style-name="T1"><text:line-break/><text:tab/>PATA = Parallel Advanced Technology Attachment (parallel means that several bits can be<text:line-break/><text:tab/>sent at the same time). = IDE<text:line-break/><text:tab/>SATA = Serial ATA (serial means that one bit at a time is sent).<text:line-break/><text:tab/>SCSI = parallel like PATA<text:line-break/><text:tab/>SCSI (SAS – newer) = serial like SATA<text:line-break/><text:tab/>SCSI more expensive than PATA</text:span></text:p>
      <text:p text:style-name="P6"/>
      <text:p text:style-name="P11">Objectives</text:p>
      <text:list xml:id="list15177361421" text:style-name="L1">
        <text:list-header>
          <text:p text:style-name="P16"><text:span text:style-name="T3">Enable and disable integrated peripherals. (in BIOS or modules with modprobe)<text:line-break/></text:span>Configure systems with or without external peripherals such as keyboards. <text:s/>(BIOS + Halt On option in the BIOS)</text:p>
          <text:p text:style-name="P24">Differentiate between the various types of mass storage devices. (hotplug lsusb and coldplug lspci)</text:p>
          <text:p text:style-name="P24">Set the correct hardware ID for different devices, especially the boot device. (setpci)</text:p>
          <text:p text:style-name="P24">Know the differences between coldplug and hotplug devices. Lsusb, lspci)</text:p>
          <text:p text:style-name="P24">Determine hardware resources for devices. (/proc)</text:p>
          <text:p text:style-name="P24">Tools and utilities to list various hardware information (e.g. lsusb, lspci, etc.) </text:p>
          <text:p text:style-name="P24">Tools and utilities to manipulate USB devices </text:p>
          <text:p text:style-name="P17">Conceptual understanding of sysfs, udev, hald, dbus </text:p>
        </text:list-header>
      </text:list>
      <text:p text:style-name="P3"/>
      <text:p text:style-name="Text_20_body"><text:span text:style-name="T16">Sources</text:span><text:span text:style-name="T15"><text:line-break/>/proc/interrupts : </text:span><text:a xlink:type="simple" xlink:href="http://www.youtube.com/watch?v=ax0O-hdjhz4"><text:span text:style-name="T15">http://www.youtube.com/watch?v=ax0O-hdjhz4</text:span></text:a><text:span text:style-name="T15"><text:line-break/>/proc/interrupts: </text:span><text:a xlink:type="simple" xlink:href="https://access.redhat.com/documentation/en-"><text:span text:style-name="T15">https://access.redhat.com/documentation/en-</text:span></text:a><text:a xlink:type="simple" xlink:href="https://access.redhat.com/documentation/en-US/Red_Hat_Enterprise_Linux/5/html/Deployment_Guide/s2-proc-interrupts.html"><text:span text:style-name="T15">US/Red_Hat_Enterprise_Linux/5/html/Deployment_Guide/s2-proc-interrupts.html</text:span></text:a><text:span text:style-name="T15"><text:line-break/>/proc/interrupts : </text:span><text:a xlink:type="simple" xlink:href="http://en.wikipedia.org/wiki/Interrupt_request"><text:span text:style-name="T15">http://en.wikipedia.org/wiki/Interrupt_request</text:span></text:a><text:span text:style-name="T15"><text:line-break/>/proc/interrupts : </text:span><text:a xlink:type="simple" xlink:href="http://www.tldp.org/LDP/tlk/dd/interrupts.html"><text:span text:style-name="T15">http://www.tldp.org/LDP/tlk/dd/interrupts.html</text:span></text:a><text:span text:style-name="T15"><text:line-break/>/proc/interrupts : </text:span><text:a xlink:type="simple" xlink:href="http://wiki.osdev.org/Iterrupts"><text:span text:style-name="T15">http://wiki.osdev.org/Iterrupts</text:span></text:a><text:span text:style-name="T15"><text:line-break/>/proc/dma : </text:span><text:a xlink:type="simple" xlink:href="http://www.linuxcertif.com/doc/keyword//proc/dma/"><text:span text:style-name="T15">http://www.linuxcertif.com/doc/keyword//proc/dma/</text:span></text:a><text:span text:style-name="T15"><text:line-break/>/proc/dma : </text:span><text:a xlink:type="simple" xlink:href="http://www.utilizewindows.com/pc-fundamentals/devices/409-what-are-direct-memory-access-dma-channels"><text:span text:style-name="T15">http://www.utilizewindows.com/pc-fundamentals/devices/409-what-are-direct-memory-access-dma-channels</text:span></text:a><text:span text:style-name="T15"><text:line-break/>/proc/dma : </text:span><text:a xlink:type="simple" xlink:href="http://members.tripod.com/~Eagle_Planet/dma__direct_memory_access.html"><text:span text:style-name="T15">http://members.tripod.com/~Eagle_Planet/dma__direct_memory_access.html</text:span></text:a><text:span text:style-name="T15"><text:line-break/></text:span><text:soft-page-break/><text:span text:style-name="T15">/proc/dma : wikipedia direct memory access<text:line-break/>HAL : </text:span><text:a xlink:type="simple" xlink:href="http://www.freedesktop.org/wiki/Software/hal/"><text:span text:style-name="T15">http://www.freedesktop.org/wiki/Software/hal/</text:span></text:a><text:span text:style-name="T15"><text:line-break/>DBUS : </text:span><text:a xlink:type="simple" xlink:href="http://www.freedesktop.org/wiki/Software/dbus/"><text:span text:style-name="T15">http://www.freedesktop.org/wiki/Software/dbus/</text:span></text:a><text:span text:style-name="T15"><text:line-break/></text:span><text:span text:style-name="T15">/proc : </text:span><text:a xlink:type="simple" xlink:href="http://www.tldp.org/LDP/Linux-Filesystem-Hierarchy/html/proc.html"><text:span text:style-name="T15">http://www.tldp.org/LDP/Linux-Filesystem-Hierarchy/html/proc.html</text:span></text:a><text:span text:style-name="T15"><text:line-break/>SCSI and ATA : </text:span><text:a xlink:type="simple" xlink:href="http://insidehpc.com/2006/04/what-is-the-difference-between-scsi-and-ata/"><text:span text:style-name="T15">http://insidehpc.com/2006/04/what-is-the-difference-between-scsi-and-ata/</text:span></text:a><text:span text:style-name="T15"><text:line-break/>Hard-disk anatomy and CHS : </text:span><text:a xlink:type="simple" xlink:href="http://www.cheadledatarecovery.co.uk/how-do-hard-disk-drives-work/"><text:span text:style-name="T15">http://www.cheadledatarecovery.co.uk/how-do-hard-disk-drives-work/</text:span></text:a><text:span text:style-name="T15"><text:line-break/>CHS : </text:span><text:a xlink:type="simple" xlink:href="http://en.wikipedia.org/wiki/Cylinder-head-sector"><text:span text:style-name="T15">http://en.wikipedia.org/wiki/Cylinder-head-sector</text:span></text:a><text:span text:style-name="T15"><text:line-break/>LBA : </text:span><text:a xlink:type="simple" xlink:href="http://www.dewassoc.com/kbase/hard_drives/lba.htm"><text:span text:style-name="T15">http://www.dewassoc.com/kbase/hard_drives/lba.htm</text:span></text:a><text:span text:style-name="T15"><text:line-break/>SATA and PATA : http://ask-leo.com/whats_the_difference_between_sata_pata_and_ide.html<text:line-break/><text:line-break/></text:span><text:span text:style-name="T17">Questions</text:span></text:p>
      <text:p text:style-name="P3"/>
      <text:p text:style-name="P3">1. What are common IRQs for RS-232 serial ports? (Select two.) </text:p>
      <text:p text:style-name="P3">A. 1</text:p>
      <text:p text:style-name="P14">B. 3 </text:p>
      <text:p text:style-name="P14">C. 4</text:p>
      <text:p text:style-name="P3">D. 8</text:p>
      <text:p text:style-name="P3">E.16 <text:line-break/><text:line-break/>2. What tool would you use to disable a motherboard’s sound hardware if you don’t want to </text:p>
      <text:p text:style-name="P3">use it? </text:p>
      <text:p text:style-name="P14">A. The firmware </text:p>
      <text:p text:style-name="P3">B. The alsactl utility </text:p>
      <text:p text:style-name="P3">C. The lsmod command </text:p>
      <text:p text:style-name="P3">D. The lspci program </text:p>
      <text:p text:style-name="P3">E. None of the above; onboard sound devices can’t be disabled </text:p>
      <text:p text:style-name="P3"/>
      <text:p text:style-name="P3">3. Which files contain essential system information such as IRQs, direct memory access chan- </text:p>
      <text:p text:style-name="P3">nels, and I/O addresses? (Select three.) </text:p>
      <text:p text:style-name="P3">A. <text:span text:style-name="T11">/proc/ioports </text:span></text:p>
      <text:p text:style-name="P3">B. /proc/ioaddresses </text:p>
      <text:p text:style-name="P3">C. <text:span text:style-name="T11">/proc/dma</text:span> </text:p>
      <text:p text:style-name="P3">D.<text:span text:style-name="T11"> /proc/interrupts </text:span></text:p>
      <text:p text:style-name="P3">E. /proc/hardware<text:line-break/><text:line-break/><text:span text:style-name="T4">4. </text:span><text:span text:style-name="T14">You are working with your hardware vendor's technical support people to troubleshoot a network card problem. The technical support representative wants to know which IRQ channel the card is using. Which file would tell you the IRQ channel for the card?</text:span></text:p>
      <text:list xml:id="list1962124720" text:style-name="L2">
        <text:list-item>
          <text:list>
            <text:list-item>
              <text:p text:style-name="P20">/proc/interrupts</text:p>
            </text:list-item>
            <text:list-item>
              <text:p text:style-name="P22">/proc/ioports</text:p>
            </text:list-item>
            <text:list-item>
              <text:p text:style-name="P22">/proc/irqs</text:p>
            </text:list-item>
            <text:list-item>
              <text:p text:style-name="P22"><text:soft-page-break/>/proc/sysconfig</text:p>
            </text:list-item>
          </text:list>
        </text:list-item>
      </text:list>
      <text:p text:style-name="P2"/>
      <text:list xml:id="list1630695608" text:continue-numbering="true" text:style-name="L2">
        <text:list-header>
          <text:p text:style-name="P22">5. You are providing telephone support to a novice user at a remote location, because the dial-in modem is not working. When you ask the user to tell you what port the modem is connected to he says, "COM1." What is the Linux device that corresponds to COM1? (provide the full path)</text:p>
          <text:p text:style-name="P20">/dev/ttyS0<text:line-break/></text:p>
          <text:p text:style-name="P22">6. Management has finally approved the budget for you to buy your first high-capacity SCSI tape drive and SCSI host adapter. You install the host adapter in PCI slot 4 and set the tape drive's SCSI ID to 5. What Linux device would you use to access the new tape drive?</text:p>
          <text:list text:continue-numbering="true">
            <text:list-item>
              <text:p text:style-name="P20">/dev/st0</text:p>
            </text:list-item>
            <text:list-item>
              <text:p text:style-name="P22">/dev/st1</text:p>
            </text:list-item>
            <text:list-item>
              <text:p text:style-name="P22">/dev/st4</text:p>
            </text:list-item>
            <text:list-item>
              <text:p text:style-name="P22">/dev/st5</text:p>
            </text:list-item>
          </text:list>
          <text:p text:style-name="P22"><text:line-break/>7. In which file would you look to find the base address of your system's sound card?</text:p>
          <text:list text:continue-numbering="true">
            <text:list-item>
              <text:p text:style-name="P22">/proc/sysconfig</text:p>
            </text:list-item>
            <text:list-item>
              <text:p text:style-name="P20">/proc/ioports</text:p>
            </text:list-item>
            <text:list-item>
              <text:p text:style-name="P22">/proc/interrupts</text:p>
            </text:list-item>
            <text:list-item>
              <text:p text:style-name="P22">/proc/base</text:p>
            </text:list-item>
          </text:list>
          <text:p text:style-name="P22"><text:line-break/>8. What is the name of the file that contains information about direct memory access channels and the devices associated with them? (give the full path)<text:line-break/><text:span text:style-name="T11">/proc/dma<text:line-break/></text:span></text:p>
          <text:p text:style-name="P19"><text:span text:style-name="T13">9. You have just purchased a 56kbps external modem and attached it to the PC serial port labled COM2. Communication with the modem is not working and</text:span><text:span text:style-name="Source_20_Text"><text:span text:style-name="T13">/proc/ioports</text:span></text:span><text:span text:style-name="T13"> shows no serial devices. What might be the cause?</text:span></text:p>
          <text:list text:continue-numbering="true">
            <text:list-item>
              <text:p text:style-name="P20">The serial port is disabled in the BIOS</text:p>
            </text:list-item>
            <text:list-item>
              <text:p text:style-name="P22">The modem is turned off</text:p>
            </text:list-item>
            <text:list-item>
              <text:p text:style-name="P22">COM2 is reserved for serial mice</text:p>
            </text:list-item>
            <text:list-item>
              <text:p text:style-name="P22">The setserial command was not run properly at start-up</text:p>
            </text:list-item>
          </text:list>
          <text:p text:style-name="P22"/>
          <text:p text:style-name="P22">10. What BIOS feature can be turned on to enable the BIOS to access hard disks larger than 8 gigabytes?</text:p>
          <text:list text:continue-numbering="true">
            <text:list-item>
              <text:p text:style-name="P22">CHS</text:p>
            </text:list-item>
            <text:list-item>
              <text:p text:style-name="P20">LBA</text:p>
            </text:list-item>
            <text:list-item>
              <text:p text:style-name="P22">PIO</text:p>
            </text:list-item>
            <text:list-item>
              <text:p text:style-name="P22">DMA</text:p>
              <text:p text:style-name="P22"/>
            </text:list-item>
          </text:list>
          <text:p text:style-name="P19"><text:soft-page-break/><text:span text:style-name="T13">11. Which of the following utilities can be used to create the configuration file </text:span><text:span text:style-name="Source_20_Text"><text:span text:style-name="T13">isapnp.conf</text:span></text:span><text:span text:style-name="T13">?</text:span></text:p>
          <text:list text:continue-numbering="true">
            <text:list-item>
              <text:p text:style-name="P22">lspci</text:p>
            </text:list-item>
            <text:list-item>
              <text:p text:style-name="P22">isapnp</text:p>
            </text:list-item>
            <text:list-item>
              <text:p text:style-name="P22">lsmod</text:p>
            </text:list-item>
            <text:list-item>
              <text:p text:style-name="P20">pnpdump</text:p>
            </text:list-item>
          </text:list>
          <text:p text:style-name="P22">12. In which kernel version were USB devices were first supported?<text:line-break/><text:span text:style-name="T11">2.2</text:span></text:p>
          <text:p text:style-name="P20"/>
          <text:p text:style-name="P22">13. Which of the following kernel modules is required for USB? (choose 2)</text:p>
          <text:list text:continue-numbering="true">
            <text:list-item>
              <text:p text:style-name="P22">hotplug</text:p>
            </text:list-item>
            <text:list-item>
              <text:p text:style-name="P20">usbcore</text:p>
            </text:list-item>
            <text:list-item>
              <text:p text:style-name="P20">usb-uhci</text:p>
            </text:list-item>
            <text:list-item>
              <text:p text:style-name="P22">usbmgr</text:p>
              <text:p text:style-name="P22"/>
            </text:list-item>
          </text:list>
          <text:p text:style-name="P23"><text:span text:style-name="T10">14. You have just purchased a second-hand PCI modem from an online auction. The modem does not appear to be working, but the seller assures you that it worked fine in his Windows PC. What could be the problem?<text:line-break/></text:span><text:span text:style-name="T12">Most likely the modem is a winmodem that is not supported by Linux.</text:span></text:p>
          <text:p text:style-name="P21"/>
          <text:p text:style-name="P22">15. What is the name of the daemon that Linux systems use to establish a Point-to-Point connection? (specify the command name only with no options)</text:p>
          <text:p text:style-name="P20">pppd<text:line-break/></text:p>
          <text:p text:style-name="P22">16. Which program can be used in conjunction with Point-to-Point connections to execute modem connection scripts non-interactively.</text:p>
          <text:list text:continue-numbering="true">
            <text:list-item>
              <text:p text:style-name="P22">minicom</text:p>
            </text:list-item>
            <text:list-item>
              <text:p text:style-name="P20">chat</text:p>
            </text:list-item>
            <text:list-item>
              <text:p text:style-name="P22">pscript</text:p>
            </text:list-item>
            <text:list-item>
              <text:p text:style-name="P22">uucico</text:p>
            </text:list-item>
          </text:list>
        </text:list-header>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7-13T11:01:14</meta:creation-date>
    <dc:date>2014-09-12T13:32:56</dc:date>
    <dc:creator>David </dc:creator>
    <meta:editing-duration>P3DT15H27M6S</meta:editing-duration>
    <meta:editing-cycles>376</meta:editing-cycles>
    <meta:generator>LibreOffice/3.5$Linux_X86_64 LibreOffice_project/350m1$Build-2</meta:generator>
    <meta:document-statistic meta:table-count="0" meta:image-count="0" meta:object-count="0" meta:page-count="8" meta:paragraph-count="132" meta:word-count="2591" meta:character-count="16304" meta:non-whitespace-character-count="13698"/>
  </office:meta>
</office:document-meta>
</file>